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/>
      <style:paragraph-properties fo:text-align="center"/>
      <style:text-properties fo:font-size="12pt"/>
    </style:style>
    <style:style style:name="P4" style:family="paragraph">
      <loext:graphic-properties draw:fill-color="#801900"/>
      <style:paragraph-properties fo:text-align="center"/>
      <style:text-properties fo:font-size="12pt"/>
    </style:style>
    <style:style style:name="P5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textarea-horizontal-align="justify" draw:textarea-vertical-align="middle" draw:auto-grow-height="false" fo:min-height="0.122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2" draw:text-style-name="P4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1" draw:text-style-name="P3" svg:width="0.1335in" svg:height="0.1335in" svg:x="3.4055in" svg:y="0.398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4" draw:text-style-name="P5" svg:width="0.1335in" svg:height="0.1224in" svg:x="5.9161in" svg:y="0.42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5" draw:text-style-name="P5" svg:width="0.1335in" svg:height="0.1335in" svg:x="0.2102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4" draw:style-name="gr2" draw:text-style-name="P4" svg:width="0.1335in" svg:height="0.1335in" svg:x="0.2091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6" draw:name="Shape 6" draw:style-name="gr1" draw:text-style-name="P3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1" draw:text-style-name="P3" svg:width="0.1335in" svg:height="0.1335in" svg:x="0.21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5" draw:text-style-name="P5" svg:width="0.1335in" svg:height="0.1335in" svg:x="0.2055in" svg:y="0.187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" draw:style-name="gr2" draw:text-style-name="P4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9" draw:style-name="gr2" draw:text-style-name="P4" svg:width="0.1335in" svg:height="0.1335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1" draw:text-style-name="P3" svg:width="0.1335in" svg:height="0.1335in" svg:x="0.1862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3" draw:text-style-name="P3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5" draw:text-style-name="P5" svg:width="0.1335in" svg:height="0.1335in" svg:x="0.2173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" draw:style-name="gr2" draw:text-style-name="P4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2" draw:style-name="gr2" draw:text-style-name="P4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" draw:text-style-name="P3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6" draw:text-style-name="P5" svg:width="0.1358in" svg:height="0.1358in" svg:x="0.2102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9T12:24:34.801493229</dc:date>
    <meta:editing-duration>PT1H18M46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